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
</text:p>
          </table:table-cell>
          <table:table-cell table:style-name="ce0" office:value-type="string">
            <text:p>Hyueeeeeeeeehhhh!!!</text:p>
          </table:table-cell>
          <table:table-cell table:number-columns-repeated="1019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 then laid a trap in it. What an efficient way to make sure all trespassers get caught.
</text:p>
          </table:table-cell>
          <table:table-cell table:style-name="ce0" office:value-type="string">
            <text:p>They set up an ideal entrance for intruders, and
then laid a trap in it, creating a highly efficient way
to make sure all trespassers get caught.</text:p>
          </table:table-cell>
          <table:table-cell table:number-columns-repeated="1019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ll have to treat this as a learning experience so we never fall for it again.
</text:p>
          </table:table-cell>
          <table:table-cell table:style-name="ce0" office:value-type="string">
            <text:p>In order not to fall for something like this again,
we should take advantage of this opportunity—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8:59:14+02:00</meta:creation-date>
    <dc:date>2019-09-29T18:59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